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araAttribute0">
      <style:paragraph-properties fo:margin-left="0in" fo:margin-right="0in" fo:line-height="130%" fo:text-indent="0in" style:auto-text-indent="false"/>
    </style:style>
    <style:style style:name="P2" style:family="paragraph" style:parent-style-name="ParaAttribute0">
      <style:paragraph-properties fo:margin-left="0in" fo:margin-right="0in" fo:line-height="130%" fo:text-indent="0in" style:auto-text-indent="false"/>
      <style:text-properties style:font-name="Times New Roman" fo:font-size="10pt" style:font-name-asian="Times New Roman1" style:font-size-asian="10pt" style:font-size-complex="10pt"/>
    </style:style>
    <style:style style:name="P3" style:family="paragraph" style:parent-style-name="ParaAttribute0" style:master-page-name="Standard">
      <style:paragraph-properties fo:margin-left="0in" fo:margin-right="0in" fo:line-height="130%" fo:text-indent="0in" style:auto-text-indent="false" style:page-number="auto"/>
    </style:style>
    <style:style style:name="T1" style:family="text">
      <style:text-properties style:font-name="Times New Roman" fo:font-size="10pt" style:font-name-asian="Times New Roman1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CharAttribute0">Cauze de hiperprolactinemie</text:span></text:p>
      <text:p text:style-name="P1"><text:span text:style-name="CharAttribute0">1. Tumorale - adenoame, micro/macro; chist punga ratcke, etc. In adenoamele nesecretante - crestere dat compresiei de tija cu pierederea efectului inhibitor al dopaminei ="pseudoprolactinom"</text:span></text:p>
      <text:p text:style-name="P1"><text:span text:style-name="CharAttribute0">2. Leziuni tija - postch, infiltrative (hipofizita, langerhans, sarcoidoza, traumatism cerebral) meta, postRt</text:span></text:p>
      <text:p text:style-name="P1"><text:span text:style-name="CharAttribute0">3. Lezuini hipotalamice - craniofaringion, tum cel germinale, meningiom.</text:span></text:p>
      <text:p text:style-name="P1"><text:span text:style-name="CharAttribute0">3. Leziuni perete toracic. Leziuni de maduva</text:span></text:p>
      <text:p text:style-name="P1"><text:span text:style-name="CharAttribute0">4. Fiziologic= stres, efort fizic, somn, coitus, stimulare mamelonara, sarcina</text:span></text:p>
      <text:p text:style-name="P1"><text:span text:style-name="CharAttribute0">5. Hipoty, insufic SR, ACM, tirotropinoame, b cushing, SOPC (hiperE2)</text:span></text:p>
      <text:p text:style-name="P1"><text:span text:style-name="CharAttribute0">6. Insufic renala, ciroza, epilepsie</text:span></text:p>
      <text:p text:style-name="P1"><text:span text:style-name="CharAttribute0">7. Ectopic <text:s/>= carcinom renal, teratoame ovariene, neo vaginal, colorectal, etc</text:span></text:p>
      <text:p text:style-name="P1"><text:span text:style-name="CharAttribute0">8. Medicamente</text:span></text:p>
      <text:p text:style-name="P1"><text:span text:style-name="CharAttribute0">9. MacroPRL</text:span></text:p>
      <text:p text:style-name="P2"/>
      <text:p text:style-name="P2"/>
      <text:p text:style-name="P1"><text:span text:style-name="CharAttribute0">MEDICAMENTE</text:span></text:p>
      <text:p text:style-name="P2"/>
      <text:p text:style-name="P1"><text:span text:style-name="CharAttribute0">estrogeni - crestere transcriptie gena PRL. </text:span></text:p>
      <text:p text:style-name="P1"><text:span text:style-name="CharAttribute0">antagonsm rec dopa - haloperidol, domperidona, metoclopramid</text:span></text:p>
      <text:p text:style-name="P1"><text:span text:style-name="CharAttribute0">depletie dopamina reserpina, methyldopa</text:span></text:p>
      <text:p text:style-name="P1"><text:span text:style-name="CharAttribute0">inhibitie prod de dopa din hpt - verapamil, heroina</text:span></text:p>
      <text:p text:style-name="P1"><text:span text:style-name="CharAttribute0">inhibitie recaptare dopa - cocaina, amfetamina, antidepresive triciclice, IMAO</text:span></text:p>
      <text:p text:style-name="P1"><text:span text:style-name="CharAttribute0">inhibitie recaptare serotonina - sibutramina, opioide, floxetin</text:span></text:p>
      <text:p text:style-name="P2"/>
      <text:p text:style-name="P1"><text:span text:style-name="CharAttribute0">in plus - fenitoina, antipsihotice tipice si atipice, alpha metil dopa, rezerpina, labetolol, cimetidina, ranitidina</text:span></text:p>
      <text:p text:style-name="P2"/>
      <text:p text:style-name="P1"><text:span text:style-name="CharAttribute0">!!aripriprazol este partial agonist dopaminergic - determina scadere prolactina. Se poate folosi pe langa alte antidepresive. </text:span></text:p>
      <text:p text:style-name="P2"/>
      <text:p text:style-name="P1"><text:span text:style-name="CharAttribute0">Clinic prolactinoame</text:span></text:p>
      <text:p text:style-name="P1"><text:span text:style-name="CharAttribute0">1. Functional - amenoree galactoree</text:span></text:p>
      <text:p text:style-name="P1"><text:span text:style-name="CharAttribute0">2. Efect de masa - cefalee, CV, hidrocefalie, rinoree LCR( prin cresterea tumorii sau dupa initierea trt cu DA)</text:span></text:p>
      <text:p text:style-name="P2"/>
      <text:p text:style-name="P1"><text:span text:style-name="CharAttribute0">Dg - dozarea PRL. </text:span></text:p>
      <text:p text:style-name="P1"><text:span text:style-name="CharAttribute0">fals + : macroPRL = complexe PRL-IgG, 20% din hiperPRL. in general asimptomatica (60%din cazuri) sau pauci simptomatica.</text:span></text:p>
      <text:p text:style-name="P1"><text:span text:style-name="CharAttribute0">fals - : hook efect in PRLoma&gt;3 cm - trb ceruta dilutie. In cystic PRLoma valorile nu cresc asa de mult</text:span></text:p>
      <text:p text:style-name="P1"><text:span text:style-name="CharAttribute0">Obligatoriu TSH, fT4, creatinina</text:span></text:p>
      <text:p text:style-name="P2"/>
      <text:p text:style-name="P1"><text:span text:style-name="CharAttribute0">Imagistica - rmn hpf</text:span></text:p>
      <text:p text:style-name="P2"/>
      <text:p text:style-name="P1"><text:span text:style-name="CharAttribute0">TRT</text:span></text:p>
      <text:p text:style-name="P1"><text:span text:style-name="CharAttribute0">1. Agonisti dopaminergici - BRC(uzual 7,5 mg/zi); CBG (uzual 2mg/sapt, crescut pana la 7 mg/sapt, ocazional 12 mg/sapt). Rata de succes(normalizare PRL, scadere cu &gt;50% vol tumoral) la 80% pc. O parte din rest raspund la trecerea BRC-&gt;CBG, cresterea dozelor. </text:span></text:p>
      <text:p text:style-name="P1"><text:span text:style-name="CharAttribute0">Dupa 2 ani dc prl e normala pot tenta oprire, mai ales dc a scazut tumora si prolactina e normala cu doze mici. </text:span><text:soft-page-break/><text:span text:style-name="CharAttribute0">Scad treptat. Daca face recadere o face in primii 2 ani. </text:span></text:p>
      <text:p text:style-name="P1"><text:span text:style-name="CharAttribute0">Daca recade reiau trt. Dupa 2 ani pot incerca o noua oprire - efect 30% din cazuri. . </text:span></text:p>
      <text:p text:style-name="P1"><text:span text:style-name="CharAttribute0">Rezistenta mai frecventa la BRC decat CBG. determinata de scaderea nr de rec pt dopamina. </text:span></text:p>
      <text:p text:style-name="P1"><text:span text:style-name="CharAttribute0">Trt - schimb pe CBG.</text:span></text:p>
      <text:p text:style-name="P1"><text:span text:style-name="CharAttribute0"><text:s text:c="5"/>- cresc doza la 7 mg/ sapt</text:span></text:p>
      <text:p text:style-name="P1"><text:span text:style-name="CharAttribute0"><text:s text:c="5"/>- pasireotid - act pe rec de Somatostatin <text:s/>tip 5, ceilalti sunt mult mai putin eficienti. </text:span></text:p>
      <text:p text:style-name="P1"><text:span text:style-name="CharAttribute0"><text:s text:c="4"/>- chirurgie. Restabileste partial sensibilitatea chiar dc nu poate scoatetot</text:span></text:p>
      <text:p text:style-name="P1"><text:span text:style-name="CharAttribute0"><text:s text:c="4"/>- radioterapie - relativ rezistenti.</text:span></text:p>
      <text:p text:style-name="P2"/>
      <text:p text:style-name="P1"><text:span text:style-name="CharAttribute0">!! F rar rezistenta poate sa apara in timpul trt, mai alex dc e concimitent cu estrogeni. Mai frecvent noncomplianta, exceptional transformare maligna. </text:span></text:p>
      <text:p text:style-name="P1"><text:span text:style-name="CharAttribute0">Daca e microprolactinim rezistent si nu doreste sarcina se poate face trt cu estroprogestative/ testosteron. </text:span></text:p>
      <text:p text:style-name="P2"/>
      <text:p text:style-name="P1"><text:span text:style-name="CharAttribute0">Teoretic adaugare de tamoxifen sau inhibitor de aromataza pt a scadea efectul estogenilor</text:span></text:p>
      <text:p text:style-name="P2"/>
      <text:p text:style-name="P1"><text:span text:style-name="CharAttribute0">In caz de tumori agresive - temozolomid = agent de alkilare. Rezistdnta la el dupa 2 ani.</text:span></text:p>
      <text:p text:style-name="P2"/>
      <text:p text:style-name="P1"><text:span text:style-name="CharAttribute0">Reactii adverse = digestive</text:span><text:span text:style-name="CharAttribute0"><text:span text:style-name="T1"> - greata</text:span></text:span></text:p>
      <text:p text:style-name="P1"><text:span text:style-name="CharAttribute0">HipoTA ortostatica cu vertij</text:span></text:p>
      <text:p text:style-name="P1"><text:span text:style-name="CharAttribute0">Anomalii valvulare - dem la cei cu Parkinson, nu la cei cu prl - doza mai mica si pop mai tanara</text:span></text:p>
      <text:p text:style-name="P1"><text:span text:style-name="CharAttribute0">Agravarea tulb psihice, tulb de control a impulsivitatii (gambling)</text:span></text:p>
      <text:p text:style-name="P1"><text:span text:style-name="CharAttribute0">pt protectie cresc doza treotat – la BRC cu 1.25 mg la fiecare 3-4 zile; eventual la inceput doza impartita in timpul zilei,apoi comasata dupa o masa. La femeile postpartum se poate da doza intreaga imediat postpartum [&lt;24 ore postpartum]</text:span></text:p>
      <text:p text:style-name="P1"><text:span text:style-name="CharAttribute0"/></text:p>
      <text:p text:style-name="P1"><text:span text:style-name="CharAttribute0">daca are microprolactinom opresc trt cand ramane gravida [risc de crestere 1.5-5%]; daca are macroprolactinom -continuu tratamentul – risc de crestere de 15-40%. monitorizare clinica [cefalee, CV, +/-Rmn, nu dozare de prl]. Folosesc BRC nuCBG. !! pot face apoplexie in sarcina – trt cu DXM.</text:span></text:p>
      <text:p text:style-name="P1"><text:span text:style-name="CharAttribute0">In caz de simptome in timpl sarcinii – terminarea sarcinii sau interventie chirurgicala sau reluare trt sau DXM in doze mari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바탕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 style:font-name="바탕" fo:font-size="10pt" fo:language="en" fo:country="US" style:letter-kerning="true" style:font-name-asian="바탕1" style:font-size-asian="10pt" style:language-asian="ko" style:country-asian="KR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araAttribute0" style:family="paragraph" style:default-outline-level="" style:list-style-name="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/>
    </style:style>
    <style:style style:name="Default_20_Paragraph_20_Font" style:display-name="Default Paragraph Font" style:family="text"/>
    <style:style style:name="CharAttribute0" style:family="text">
      <style:text-properties style:font-name="Times New Roman" style:font-name-asian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</meta:editing-cycles>
    <meta:generator>OpenOffice/4.1.5$Win32 OpenOffice.org_project/415m1$Build-9789</meta:generator>
    <meta:editing-duration>PT52M38S</meta:editing-duration>
    <dc:date>2018-08-16T10:29:39.18</dc:date>
    <meta:document-statistic meta:table-count="0" meta:image-count="0" meta:object-count="0" meta:page-count="2" meta:paragraph-count="49" meta:word-count="613" meta:character-count="3968"/>
    <meta:user-defined meta:name="AppVersion">12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ScaleCrop" meta:value-type="boolean">false</meta:user-defined>
    <meta:user-defined meta:name="ShareDoc" meta:value-type="boolean">false</meta:user-defined>
  </office:meta>
</office:document-meta>
</file>